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1.037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2pt" fo:font-weight="normal" officeooo:rsid="001f217c" officeooo:paragraph-rsid="0014784d" style:font-name-asian="Ubuntu1" style:font-size-asian="12pt" style:font-weight-asian="normal" style:font-name-complex="Ubuntu1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weight="normal" officeooo:paragraph-rsid="0013c907" style:font-name-asian="Ubuntu1" style:font-size-asian="12pt" style:font-weight-asian="normal" style:font-name-complex="Ubuntu1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paragraph-rsid="000b6921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0b6921" officeooo:paragraph-rsid="000b6921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14784d" officeooo:paragraph-rsid="0014784d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paragraph-rsid="002312e1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0bb273" officeooo:paragraph-rsid="000bb273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312d33" officeooo:paragraph-rsid="0014784d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0e1ed6" officeooo:paragraph-rsid="000e1ed6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normal" officeooo:rsid="0036b090" officeooo:paragraph-rsid="0036b090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Sans" fo:font-size="12pt" fo:font-weight="normal" officeooo:rsid="00306300" officeooo:paragraph-rsid="00306300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Liberation Sans" fo:font-size="12pt" fo:font-weight="normal" officeooo:rsid="000f2103" officeooo:paragraph-rsid="000f2103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Liberation Sans" fo:font-size="12pt" fo:font-weight="normal" officeooo:rsid="002d0df9" officeooo:paragraph-rsid="002d0df9" style:font-size-asian="12pt" style:font-weight-asian="normal" style:font-size-complex="12pt" style:font-weight-complex="normal"/>
    </style:style>
    <style:style style:name="P16" style:family="paragraph" style:parent-style-name="Table_20_Contents" style:list-style-name="L1">
      <style:text-properties style:font-name="Liberation Sans" fo:font-size="12pt" fo:font-weight="normal" officeooo:rsid="00241f0c" officeooo:paragraph-rsid="0036b090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style:font-name="Liberation Sans" fo:font-size="12pt" fo:font-weight="normal" officeooo:rsid="0030d71b" officeooo:paragraph-rsid="001b7f3a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style:font-name="Liberation Sans" fo:font-size="12pt" fo:font-weight="normal" officeooo:rsid="001f0e30" officeooo:paragraph-rsid="001f0e30" style:font-size-asian="12pt" style:font-weight-asian="normal" style:font-size-complex="12pt" style:font-weight-complex="normal"/>
    </style:style>
    <style:style style:name="P19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20" style:family="paragraph" style:parent-style-name="Table_20_Contents">
      <style:text-properties style:font-name="Liberation Sans" fo:font-size="12pt" fo:font-weight="normal" officeooo:rsid="0030d71b" officeooo:paragraph-rsid="001b7f3a" style:font-size-asian="12pt" style:font-weight-asian="normal" style:font-name-complex="Ubuntu1" style:font-size-complex="12pt" style:font-weight-complex="normal"/>
    </style:style>
    <style:style style:name="P21" style:family="paragraph" style:parent-style-name="Table_20_Contents">
      <style:text-properties style:font-name="Liberation Sans" fo:font-size="12pt" fo:font-style="normal" fo:font-weight="normal" officeooo:rsid="000bb273" officeooo:paragraph-rsid="000bb273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ffffff"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T1" style:family="text">
      <style:text-properties fo:color="#ffffff" fo:font-weight="bold" officeooo:rsid="000b6921" style:font-weight-asian="bold" style:font-weight-complex="bold"/>
    </style:style>
    <style:style style:name="T2" style:family="text">
      <style:text-properties fo:color="#ffffff" officeooo:rsid="000b6921"/>
    </style:style>
    <style:style style:name="T3" style:family="text">
      <style:text-properties fo:color="#ffffff" officeooo:rsid="000e1ed6"/>
    </style:style>
    <style:style style:name="T4" style:family="text">
      <style:text-properties fo:color="#ffffff" officeooo:rsid="000ef703"/>
    </style:style>
    <style:style style:name="T5" style:family="text">
      <style:text-properties fo:color="#ffffff" officeooo:rsid="00369cd8"/>
    </style:style>
    <style:style style:name="T6" style:family="text">
      <style:text-properties officeooo:rsid="001b7f3a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2d1396"/>
    </style:style>
    <style:style style:name="T9" style:family="text">
      <style:text-properties officeooo:rsid="002312e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3845579086112">
          <table:table-cell table:style-name="Tabela1.A1" table:number-columns-spanned="2" office:value-type="string">
            <text:p text:style-name="P4"><text:span text:style-name="T2">Nome do caso de uso: </text:span><text:span text:style-name="T3">UC - </text:span><text:span text:style-name="T4">0</text:span><text:span text:style-name="T5">12</text:span></text:p>
          </table:table-cell>
          <table:covered-table-cell/>
        </table:table-row>
        <table:table-row table:style-name="TableLine93845579225216">
          <table:table-cell table:style-name="Tabela1.A8" office:value-type="string">
            <text:p text:style-name="P5">Ator principal</text:p>
          </table:table-cell>
          <table:table-cell table:style-name="Tabela1.B8" office:value-type="string">
            <text:p text:style-name="P6">Recepcionista</text:p>
          </table:table-cell>
        </table:table-row>
        <table:table-row table:style-name="TableLine93845579252816">
          <table:table-cell table:style-name="Tabela1.A8" office:value-type="string">
            <text:p text:style-name="P5">Ator secundário</text:p>
          </table:table-cell>
          <table:table-cell table:style-name="Tabela1.B8" office:value-type="string">
            <text:p text:style-name="P3"/>
          </table:table-cell>
        </table:table-row>
        <table:table-row table:style-name="TableLine93845579253456">
          <table:table-cell table:style-name="Tabela1.A8" office:value-type="string">
            <text:p text:style-name="P21">Descrição</text:p>
          </table:table-cell>
          <table:table-cell table:style-name="Tabela1.B8" office:value-type="string">
            <text:p text:style-name="P7"><text:span text:style-name="T8">Exibir</text:span><text:span text:style-name="T9"> anexos/</text:span><text:span text:style-name="T8">arquivos</text:span></text:p>
          </table:table-cell>
        </table:table-row>
        <table:table-row table:style-name="TableLine93845579254096">
          <table:table-cell table:style-name="Tabela1.A8" office:value-type="string">
            <text:p text:style-name="P8">Pré-condição</text:p>
          </table:table-cell>
          <table:table-cell table:style-name="Tabela1.B8" office:value-type="string">
            <text:p text:style-name="P9"/>
            <text:p text:style-name="P9"/>
            <text:p text:style-name="P9"/>
          </table:table-cell>
        </table:table-row>
        <table:table-row table:style-name="Tabela1.6">
          <table:table-cell table:style-name="Tabela1.A8" office:value-type="string">
            <text:p text:style-name="P8">Pós-condição</text:p>
          </table:table-cell>
          <table:table-cell table:style-name="Tabela1.B8" office:value-type="string">
            <text:p text:style-name="P1"/>
          </table:table-cell>
        </table:table-row>
        <table:table-row table:style-name="Tabela1.7">
          <table:table-cell table:style-name="Tabela1.A12" office:value-type="string">
            <text:p text:style-name="P10">Entradas</text:p>
          </table:table-cell>
          <table:table-cell table:style-name="Tabela1.B12" office:value-type="string">
            <text:p text:style-name="P11"/>
            <text:p text:style-name="P11">BOTÃO - Home</text:p>
            <text:p text:style-name="P11">BOTÃO - Voltar</text:p>
            <text:p text:style-name="P11">BOTÃO - Avançar</text:p>
            <text:p text:style-name="P11">BOTÃO - Abrir caminho atual no explorer</text:p>
            <text:p text:style-name="P11">BOTÃO - Pesquisar</text:p>
            <text:p text:style-name="P11">TEXTO - Barra de endereços</text:p>
            <text:p text:style-name="P11">TEXTO - Barra de pesquisa</text:p>
            <text:p text:style-name="P12"/>
          </table:table-cell>
        </table:table-row>
        <table:table-row table:style-name="TableLine93845579257280">
          <table:table-cell table:style-name="Tabela1.A8" office:value-type="string">
            <text:p text:style-name="P13">Prioridade</text:p>
          </table:table-cell>
          <table:table-cell table:style-name="Tabela1.B8" office:value-type="string">
            <text:p text:style-name="P13">Essencial</text:p>
          </table:table-cell>
        </table:table-row>
        <table:table-row table:style-name="TableLine93845579257968">
          <table:table-cell table:style-name="Tabela1.A9" table:number-columns-spanned="2" office:value-type="string">
            <text:p text:style-name="P22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14">Fluxo principal</text:p>
          </table:table-cell>
          <table:table-cell table:style-name="Tabela1.B12" office:value-type="string">
            <text:p text:style-name="P15"/>
            <text:list xml:id="list836290701" text:style-name="L1">
              <text:list-item>
                <text:p text:style-name="P16">Preencher os dados</text:p>
              </text:list-item>
              <text:list-item>
                <text:p text:style-name="P16">Clicar no botão pesquisar</text:p>
              </text:list-item>
            </text:list>
            <text:p text:style-name="P15"/>
          </table:table-cell>
        </table:table-row>
        <table:table-row table:style-name="Tabela1.11">
          <table:table-cell table:style-name="Tabela1.A12" office:value-type="string">
            <text:p text:style-name="P14">Fluxo secundário</text:p>
          </table:table-cell>
          <table:table-cell table:style-name="Tabela1.B12" office:value-type="string">
            <text:p text:style-name="P17"/>
            <text:p text:style-name="P17"/>
            <text:p text:style-name="P17"/>
          </table:table-cell>
        </table:table-row>
        <table:table-row table:style-name="Tabela1.11">
          <table:table-cell table:style-name="Tabela1.A12" office:value-type="string">
            <text:p text:style-name="P18">Regras</text:p>
          </table:table-cell>
          <table:table-cell table:style-name="Tabela1.B12" office:value-type="string">
            <text:p text:style-name="P20"/>
          </table:table-cell>
        </table:table-row>
        <table:table-row table:style-name="TableLine93845579261616">
          <table:table-cell table:style-name="Tabela1.A13" office:value-type="string">
            <text:p text:style-name="P14">Versão</text:p>
          </table:table-cell>
          <table:table-cell table:style-name="Tabela1.B13" office:value-type="string">
            <text:p text:style-name="P19"><text:span text:style-name="T6">1</text:span>.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58M57S</meta:editing-duration>
    <meta:editing-cycles>44</meta:editing-cycles>
    <meta:generator>LibreOffice/6.4.7.2$Linux_X86_64 LibreOffice_project/40$Build-2</meta:generator>
    <dc:date>2022-09-08T10:59:30.570418772</dc:date>
    <meta:document-statistic meta:table-count="1" meta:image-count="0" meta:object-count="0" meta:page-count="1" meta:paragraph-count="26" meta:word-count="69" meta:character-count="410" meta:non-whitespace-character-count="369"/>
  </office:meta>
</office:document-meta>
</file>